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0pt" style:font-size-asian="50pt" style:font-size-complex="50pt"/>
    </style:style>
    <style:style style:name="P2" style:family="paragraph">
      <style:paragraph-properties fo:margin-left="0cm" fo:margin-right="0cm" fo:text-indent="0cm"/>
      <style:text-properties fo:color="#ffffff" style:font-name="Arial Black" fo:font-size="50pt" fo:font-weight="bold" style:font-size-asian="50pt" style:font-size-complex="5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50pt" style:font-size-asian="50pt" style:font-size-complex="50pt"/>
    </style:style>
    <style:style style:name="P5" style:family="paragraph">
      <style:paragraph-properties fo:margin-left="0cm" fo:margin-right="0cm" fo:text-indent="0cm"/>
      <style:text-properties fo:color="#ffffff" style:font-name="Arial Black1" fo:font-size="50pt" fo:font-weight="bold" style:font-size-asian="50pt" style:font-size-complex="50pt"/>
    </style:style>
    <style:style style:name="T1" style:family="text">
      <style:text-properties fo:color="#ffffff" style:font-name="Arial Black" fo:font-size="50pt" fo:font-weight="bold" style:font-size-asian="50pt" style:font-size-complex="50pt"/>
    </style:style>
    <style:style style:name="T2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bold" style:font-name-complex="Tahoma" style:font-size-complex="50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name-complex="Tahoma" style:font-size-complex="50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style:style style:name="T5" style:family="text">
      <style:text-properties fo:color="#ffffff" style:font-name="Arial Black1" fo:font-size="50pt" fo:font-weight="bold" style:font-size-asian="50pt" style:font-size-complex="50pt"/>
    </style:style>
    <style:style style:name="T6" style:family="text">
      <style:text-properties fo:color="#ffffff" style:text-outline="false" style:text-line-through-style="none" style:font-name="Arial Black1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Cicha noc</text:span><text:span text:style-name="T3">, święta noc,</text:span><text:span text:style-name="T3"><text:line-break/></text:span><text:span text:style-name="T3">Pokój niesie ludziom wszem,</text:span><text:span text:style-name="T3"><text:line-break/></text:span><text:span text:style-name="T3">A u żłóbka Matka Święta</text:span><text:span text:style-name="T3"><text:line-break/></text:span><text:span text:style-name="T3">Czuwa sama uśmiechnięta</text:span><text:span text:style-name="T3"><text:line-break/></text:span><text:span text:style-name="T3">Nad dzieciątka snem,</text:span><text:span text:style-name="T4"><text:line-break/></text:span><text:span text:style-name="T4">Nad dzieciątka sn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</text:span><text:span text:style-name="T4">Cicha noc, święta noc,</text:span><text:span text:style-name="T4"><text:line-break/></text:span><text:span text:style-name="T4">Pastuszkowie u swych trzód</text:span><text:span text:style-name="T4"><text:line-break/></text:span><text:span text:style-name="T4">Biegną wielce zadziwieni </text:span><text:span text:style-name="T4"><text:line-break/></text:span><text:span text:style-name="T4">Za anielskim głosem pieni</text:span><text:span text:style-name="T4"><text:line-break/></text:span><text:span text:style-name="T4">Gdzie się spełnił cud,</text:span><text:span text:style-name="T4"><text:line-break/></text:span><text:span text:style-name="T4">Gdzie się spełnił c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5">3. </text:span><text:span text:style-name="T6">Cicha noc, święta noc,</text:span><text:span text:style-name="T6"><text:line-break/></text:span><text:span text:style-name="T6">Narodzony Boży Syn</text:span><text:span text:style-name="T6"><text:line-break/></text:span><text:span text:style-name="T6">Pan Wielkiego majestatu</text:span><text:span text:style-name="T6"><text:line-break/></text:span><text:span text:style-name="T6">Niesie dziś całemu światu</text:span><text:span text:style-name="T6"><text:line-break/></text:span><text:span text:style-name="T6">Odkupienie win,</text:span><text:span text:style-name="T6"><text:line-break/></text:span><text:span text:style-name="T6">Odkupienie w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F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41:30</meta:creation-date>
    <dc:date>2014-01-06T23:17:18.082000000</dc:date>
    <dc:language>pl-PL</dc:language>
    <meta:editing-cycles>14</meta:editing-cycles>
    <meta:editing-duration>PT13M1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